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AccreditableManagerFactory.getAccreditableManager( Configuration 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FileAccreditableManager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